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c9c" officeooo:paragraph-rsid="001b9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Grok</text:p>
      <text:p text:style-name="P1">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</text:p>
      <text:p text:style-name="P1"/>
      <text:p text:style-name="P1">API Google Ai Studio</text:p>
      <text:p text:style-name="P1">AIzaSyCYaq6jB8jxDy8e7od6JfHwR0cYwxh8bME</text:p>
      <text:p text:style-name="P1"/>
      <text:p text:style-name="P1">API OpenAI</text:p>
      <text:p text:style-name="P1">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</text:p>
      <text:p text:style-name="P1"/>
      <text:p text:style-name="P1">API Claude</text:p>
      <text:p text:style-name="P1">sk-ant-api03--7ZImMK5jxcwxi6gvV5h1D1EJwn4GJi5wsa9Ayx5T_Sy-nhn9Rmsi1w07XruxcsdZqbXl84kuFDTDkkGfQm_9A-_AAI-QA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4T09:03:50.393069369</meta:creation-date>
    <meta:editing-duration>PT7M32S</meta:editing-duration>
    <meta:editing-cycles>2</meta:editing-cycles>
    <meta:generator>LibreOffice/25.8.5.2$Linux_X86_64 LibreOffice_project/252c20f6956e3db0b52e6e2f9dda67263513c8fc</meta:generator>
    <dc:date>2026-03-14T09:11:21.495203047</dc:date>
    <meta:document-statistic meta:table-count="0" meta:image-count="0" meta:object-count="0" meta:page-count="1" meta:paragraph-count="8" meta:word-count="15" meta:character-count="415" meta:non-whitespace-character-count="409"/>
  </office:meta>
</office:document-meta>
</file>